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automatic-styles>
    <style:style style:name="P1" style:family="paragraph" style:parent-style-name="Standard">
      <style:text-properties officeooo:rsid="0015920a" officeooo:paragraph-rsid="0015920a"/>
    </style:style>
    <style:style style:name="P2" style:family="paragraph" style:parent-style-name="Standard">
      <style:text-properties officeooo:rsid="0020a7d9" officeooo:paragraph-rsid="0020a7d9"/>
    </style:style>
    <style:style style:name="P3" style:family="paragraph" style:parent-style-name="Standard" style:list-style-name="L1">
      <style:text-properties officeooo:paragraph-rsid="0015920a"/>
    </style:style>
    <style:style style:name="P4" style:family="paragraph" style:parent-style-name="Standard" style:list-style-name="L1">
      <style:text-properties officeooo:rsid="0015920a" officeooo:paragraph-rsid="0015920a"/>
    </style:style>
    <style:style style:name="P5" style:family="paragraph" style:parent-style-name="Standard" style:list-style-name="L1">
      <style:text-properties officeooo:rsid="0014dd0a" officeooo:paragraph-rsid="0015920a"/>
    </style:style>
    <style:style style:name="P6" style:family="paragraph" style:parent-style-name="Standard" style:list-style-name="L1">
      <style:text-properties officeooo:rsid="0014dd0a" officeooo:paragraph-rsid="0014dd0a"/>
    </style:style>
    <style:style style:name="P7" style:family="paragraph" style:parent-style-name="Standard" style:list-style-name="L1">
      <style:text-properties fo:font-style="normal" officeooo:rsid="0014dd0a" officeooo:paragraph-rsid="0015920a" style:font-style-asian="normal" style:font-style-complex="normal"/>
    </style:style>
    <style:style style:name="P8" style:family="paragraph" style:parent-style-name="Standard" style:list-style-name="L1">
      <style:text-properties fo:font-style="normal" officeooo:rsid="0015920a" officeooo:paragraph-rsid="0015920a" style:font-style-asian="normal" style:font-style-complex="normal"/>
    </style:style>
    <style:style style:name="P9" style:family="paragraph" style:parent-style-name="Standard" style:list-style-name="L1">
      <style:text-properties fo:font-style="normal" officeooo:rsid="001c5057" officeooo:paragraph-rsid="001c5057" style:font-style-asian="normal" style:font-style-complex="normal"/>
    </style:style>
    <style:style style:name="P10" style:family="paragraph" style:parent-style-name="Standard" style:list-style-name="L1">
      <style:text-properties officeooo:rsid="001f2c0c" officeooo:paragraph-rsid="001f2c0c"/>
    </style:style>
    <style:style style:name="P11" style:family="paragraph" style:parent-style-name="Standard" style:list-style-name="L1">
      <style:text-properties officeooo:rsid="001f535a" officeooo:paragraph-rsid="001f535a"/>
    </style:style>
    <style:style style:name="P12" style:family="paragraph" style:parent-style-name="Standard" style:list-style-name="L1">
      <style:text-properties officeooo:rsid="00174f33" officeooo:paragraph-rsid="00174f33"/>
    </style:style>
    <style:style style:name="P13" style:family="paragraph" style:parent-style-name="Standard" style:list-style-name="L1">
      <style:text-properties officeooo:rsid="001a41bd" officeooo:paragraph-rsid="001a41bd"/>
    </style:style>
    <style:style style:name="P14" style:family="paragraph" style:parent-style-name="Standard" style:list-style-name="L1">
      <style:text-properties officeooo:rsid="0017c452" officeooo:paragraph-rsid="0017c452"/>
    </style:style>
    <style:style style:name="P15" style:family="paragraph" style:parent-style-name="Standard" style:list-style-name="L1">
      <style:text-properties officeooo:rsid="0020a7d9" officeooo:paragraph-rsid="0020a7d9"/>
    </style:style>
    <style:style style:name="P16" style:family="paragraph" style:parent-style-name="Standard" style:list-style-name="L1">
      <style:text-properties officeooo:rsid="001c1bdd" officeooo:paragraph-rsid="001c1bdd"/>
    </style:style>
    <style:style style:name="P17" style:family="paragraph" style:parent-style-name="Standard" style:list-style-name="L1">
      <style:text-properties officeooo:rsid="001c5057" officeooo:paragraph-rsid="001c5057"/>
    </style:style>
    <style:style style:name="P18" style:family="paragraph" style:parent-style-name="Standard" style:list-style-name="L1">
      <style:text-properties officeooo:rsid="0020f6ac" officeooo:paragraph-rsid="0020f6ac"/>
    </style:style>
    <style:style style:name="P19" style:family="paragraph" style:parent-style-name="Standard" style:list-style-name="L1">
      <style:text-properties officeooo:rsid="002215a2" officeooo:paragraph-rsid="002215a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920a"/>
    </style:style>
    <style:style style:name="T4" style:family="text">
      <style:text-properties style:text-position="super 58%"/>
    </style:style>
    <style:style style:name="T5" style:family="text">
      <style:text-properties style:text-position="0% 100%"/>
    </style:style>
    <style:style style:name="T6" style:family="text">
      <style:text-properties officeooo:rsid="00174f33"/>
    </style:style>
    <style:style style:name="T7" style:family="text">
      <style:text-properties officeooo:rsid="0017c452"/>
    </style:style>
    <style:style style:name="T8" style:family="text">
      <style:text-properties officeooo:rsid="001a41bd"/>
    </style:style>
    <style:style style:name="T9" style:family="text">
      <style:text-properties style:text-line-through-style="solid" style:text-line-through-type="single"/>
    </style:style>
    <style:style style:name="T10" style:family="text">
      <style:text-properties style:text-line-through-style="none" style:text-line-through-type="none"/>
    </style:style>
    <style:style style:name="T11" style:family="text">
      <style:text-properties style:font-name="Liberation Serif" style:font-name-asian="Liberation Serif" style:font-name-complex="Liberation Serif"/>
    </style:style>
    <style:style style:name="T12" style:family="text">
      <style:text-properties officeooo:rsid="001dc028"/>
    </style:style>
    <style:style style:name="T13" style:family="text">
      <style:text-properties officeooo:rsid="001f2c0c"/>
    </style:style>
    <style:style style:name="T14" style:family="text">
      <style:text-properties officeooo:rsid="001f535a"/>
    </style:style>
    <style:style style:name="T15" style:family="text">
      <style:text-properties officeooo:rsid="0020f6a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3<text:span text:style-name="T4">th</text:span><text:span text:style-name="T5">,</text:span> 2023</text:p>
      <text:p text:style-name="P1">Kitkat Dambeck</text:p>
      <text:p text:style-name="P1">Expository Writing</text:p>
      <text:p text:style-name="P1">Notes On Selections From Love</text:p>
      <text:p text:style-name="P1"/>
      <text:list xml:id="list4092457634" text:style-name="L1">
        <text:list-item>
          <text:p text:style-name="P4">Preface. </text:p>
          <text:list>
            <text:list-item>
              <text:p text:style-name="P4">At time of writing, I’m only half way through. It seems really prescriptive, and very first world problem. A shallow positivity culture. Some of the broad strokes makes sense to me, but all the details seem pedantic and shallow. <text:span text:style-name="T8">It feels like reading a pop health article, that's padded for word count.</text:span> It’s also la<text:span text:style-name="T12">i</text:span>d out in a confusing way. </text:p>
            </text:list-item>
          </text:list>
        </text:list-item>
        <text:list-item>
          <text:p text:style-name="P5">Barbara Fredrickson.</text:p>
          <text:list>
            <text:list-item>
              <text:p text:style-name="P5">Psychologist.</text:p>
            </text:list-item>
            <text:list-item>
              <text:p text:style-name="P5">Wrote <text:span text:style-name="T1">Love 2.0</text:span><text:span text:style-name="T2">.</text:span></text:p>
            </text:list-item>
            <text:list-item>
              <text:p text:style-name="P7">Tries to apply scientific rigor to love. </text:p>
            </text:list-item>
            <text:list-item>
              <text:p text:style-name="P7">Researches positive psychology. </text:p>
              <text:list>
                <text:list-item>
                  <text:p text:style-name="P7">Focuses on positive emotions, as opposed to disorders. </text:p>
                </text:list-item>
                <text:list-item>
                  <text:p text:style-name="P8">Asked my psychology major roommate who says this is hella problematic.</text:p>
                </text:list-item>
              </text:list>
            </text:list-item>
            <text:list-item>
              <text:p text:style-name="P7">Something about evolutionary psycology?</text:p>
            </text:list-item>
          </text:list>
        </text:list-item>
        <text:list-item>
          <text:p text:style-name="P10">Vocab.</text:p>
          <text:list>
            <text:list-item>
              <text:p text:style-name="P10">Love.</text:p>
              <text:list>
                <text:list-item>
                  <text:p text:style-name="P10">See below.</text:p>
                </text:list-item>
              </text:list>
            </text:list-item>
            <text:list-item>
              <text:p text:style-name="P10">Positivity Resonance.</text:p>
              <text:list>
                <text:list-item>
                  <text:p text:style-name="P10">See below.</text:p>
                </text:list-item>
              </text:list>
            </text:list-item>
            <text:list-item>
              <text:p text:style-name="P10">Micro moment of love.</text:p>
              <text:list>
                <text:list-item>
                  <text:p text:style-name="P10">An instance in which love/positivity resonance is happening. </text:p>
                </text:list-item>
              </text:list>
            </text:list-item>
          </text:list>
        </text:list-item>
        <text:list-item>
          <text:p text:style-name="P6"><text:span text:style-name="T3">What is </text:span>Love?</text:p>
          <text:list>
            <text:list-item>
              <text:p text:style-name="P4">Baby don’t hurt me.</text:p>
            </text:list-item>
            <text:list-item>
              <text:p text:style-name="P4">“<text:span text:style-name="T14">Love is connection” 130.</text:span></text:p>
              <text:list>
                <text:list-item>
                  <text:p text:style-name="P11">Finally!!! only took 3/4ths the paper.</text:p>
                </text:list-item>
                <text:list-item>
                  <text:p text:style-name="P11">Thinking about the greeks, you could frame some of them as connection.</text:p>
                  <text:list>
                    <text:list-item>
                      <text:p text:style-name="P11">Philia is connection to friends, xenia to strangers, philautia as connection to yourself.</text:p>
                    </text:list-item>
                    <text:list-item>
                      <text:p text:style-name="P11">This one is a stretch: agape as connection to the divine principal. </text:p>
                    </text:list-item>
                    <text:list-item>
                      <text:p text:style-name="P11">Ultimately I think this a reductive take on love. Love facilitates connection, I don’t think it is the connection tho. More of the driving force and result of it? </text:p>
                    </text:list-item>
                  </text:list>
                </text:list-item>
              </text:list>
            </text:list-item>
            <text:list-item>
              <text:p text:style-name="P4">There ought to be as many words for love as the Eskimos have for snow <text:span text:style-name="T12">Margret</text:span> <text:span text:style-name="T12">A</text:span>twood quote.</text:p>
              <text:list>
                <text:list-item>
                  <text:p text:style-name="P4">Greeks man. They got them words. Philia, stoge, eros, agape, xenia. also mania, philautia, sapphic. <text:s/>I’d even argue that miseo is a kind of love. Really going down the rabbit hole, I’d say there's omorphia (beauty) or aisthanesthia (of the scenes). Though aisthanesthia is more of a road that love might travel on, than love itself. <text:span text:style-name="T13">I’d also put forth amare (to love) <text:s/>or amatur (it is loved) as to describe the experience of love. </text:span></text:p>
                </text:list-item>
              </text:list>
            </text:list-item>
            <text:list-item>
              <text:p text:style-name="P6">ooOOooOo so romantic. Shakespeare and the Wizard of Oz.</text:p>
            </text:list-item>
            <text:list-item>
              <text:p text:style-name="P6">Takes place in the micro moments of ones resonance with others. </text:p>
            </text:list-item>
            <text:list-item>
              <text:p text:style-name="P6">Body is designed to extract oxygen from the atmosphere, it is designed to love.</text:p>
            </text:list-item>
            <text:list-item>
              <text:p text:style-name="P4">Eating an orange when your thirsty. </text:p>
            </text:list-item>
            <text:list-item>
              <text:p text:style-name="P4">Love as a nutrient.</text:p>
              <text:list>
                <text:list-item>
                  <text:p text:style-name="P4">Cells crave it. </text:p>
                </text:list-item>
                <text:list-item>
                  <text:p text:style-name="P4">Like sunlight, rich soil, and water is to plants.</text:p>
                  <text:list>
                    <text:list-item>
                      <text:p text:style-name="P4">What if I’m a cacti? or a water lil<text:span text:style-name="T13">y</text:span>? or a Venus fly trap? </text:p>
                    </text:list-item>
                  </text:list>
                </text:list-item>
                <text:list-item>
                  <text:p text:style-name="P4">The more love you get the more you grow spiritually.</text:p>
                </text:list-item>
                <text:list-item>
                  <text:p text:style-name="P4"><text:soft-page-break/>Its just good for you man trust me.</text:p>
                </text:list-item>
                <text:list-item>
                  <text:p text:style-name="P4">The body is designed to collect love like it does oxygen. </text:p>
                </text:list-item>
                <text:list-item>
                  <text:p text:style-name="P4">Science:</text:p>
                  <text:list>
                    <text:list-item>
                      <text:p text:style-name="P4">“new science” says Fredrickson is right. </text:p>
                    </text:list-item>
                    <text:list-item>
                      <text:p text:style-name="P4">Alters DNA expression.</text:p>
                      <text:list>
                        <text:list-item>
                          <text:p text:style-name="P4">I know that this is a real thing, like DNA is very complicated and expression does change based on environmental factors. I’m not sure “love” is any kind of a useful metric tho. Like what is love?</text:p>
                          <text:list>
                            <text:list-item>
                              <text:p text:style-name="P3"><text:span text:style-name="T3">“</text:span>Practically, "I concentrated my mind upon a white radiant triangle in whose center was a shining eye, for 22 minutes and 10 seconds, my attention wandering 45 times" is a scientific and valuable statement. "I prayed fervently to the Lord for the space of many days" means anything or nothing. Anybody who cares to do so may imitate my experiment and compare his result with mine. In the latter case one would always be wondering what "fervently" meant and who "the Lord" was, and how many days made "many."” -<text:span text:style-name="T3">Al</text:span><text:span text:style-name="T13">ei</text:span><text:span text:style-name="T3">ster Crowley, The Soldier and The Hunchback, section VI. </text:span></text:p>
                            </text:list-item>
                          </text:list>
                        </text:list-item>
                        <text:list-item>
                          <text:p text:style-name="P4">Overall what <text:span text:style-name="T13">I’</text:span>m annoyed with is that they’re laying it out in a way that sounds almost like a fortune teller. They make a lot of general statements and make it seem like they know what they're talking about. And a lot of nice sounding promises. A kind of shotgun strategy. Also using repeated assertions like a propagandist. Manipulative writing is what I’m getting it. It smells off. </text:p>
                        </text:list-item>
                      </text:list>
                    </text:list-item>
                  </text:list>
                </text:list-item>
              </text:list>
            </text:list-item>
            <text:list-item>
              <text:p text:style-name="P4">“<text:span text:style-name="T6">Positivity resonance.”</text:span></text:p>
              <text:list>
                <text:list-item>
                  <text:p text:style-name="P12">Omg kill me. fucking dualistic dogmatic new age crap. <text:span text:style-name="T7">Like read about Taoism or something, you need balance! you cant just grasp to the things that feel nice and expect not to be let down. </text:span></text:p>
                </text:list-item>
                <text:list-item>
                  <text:p text:style-name="P13">I googled it and was unable to find anyone using the term without siting Fredrickson, and I was also unable to find a definition. </text:p>
                </text:list-item>
                <text:list-item>
                  <text:p text:style-name="P10">Positivity, used by Fredrickson means happy good feels. Resonance is when two vibrations are in sync and are amplified. When two people are happy together the effect is amplified. </text:p>
                  <text:list>
                    <text:list-item>
                      <text:p text:style-name="P10">Fredrickson goes on to describe how the vibes can synchronize. </text:p>
                    </text:list-item>
                  </text:list>
                </text:list-item>
                <text:list-item>
                  <text:p text:style-name="P10">“positivity” in this context seems like virtue or merit? like good karma or thawab. like the deed is spreading the vibe and the reward is merit, experienced literally as good emotions. </text:p>
                </text:list-item>
                <text:list-item>
                  <text:p text:style-name="P10">Also while I’m ranting: a rant on duality. Positive has to do with presence, and negative with absence. These are dictionary and academic understandings. Looking at it this way, I would argue that pain is a positive emotion, and that relief is a negative one. This seems out of line with how Fredrickson is using these words. They seem to mean good and bad or rather desirable and undesirable. The reason, I believe, that Fredrickson doesn’t use these words is because they make Fredrickson’s value judgments obvious. Entropy favors balance, Yang seeks yin. so called “negative” emotions are not evil or to be removed. I believe they are to be experienced fully and with agape. Fredrickson seems to argue that <text:span text:style-name="T1">all </text:span>love is idealizing the “positive” emotions. I think this is unbalanced, and unrealistic. I do value Fredrickson’s descriptions of how emotions, especially conventionally desirable ones, can function and spread, when I believe their use of science. </text:p>
                </text:list-item>
              </text:list>
            </text:list-item>
            <text:list-item>
              <text:p text:style-name="P4">What love isn’t.</text:p>
              <text:list>
                <text:list-item>
                  <text:p text:style-name="P4">Romantic love/infatuation or sexual love/lust, unconditional/expected family love, love of commitment and marriage. </text:p>
                </text:list-item>
                <text:list-item>
                  <text:p text:style-name="P4">Category of relationship or type of bond. </text:p>
                </text:list-item>
                <text:list-item>
                  <text:p text:style-name="P4">Exclusive, lasting, and unconditional.</text:p>
                </text:list-item>
                <text:list-item>
                  <text:p text:style-name="P4">Cultural heritage.</text:p>
                </text:list-item>
              </text:list>
            </text:list-item>
            <text:list-item>
              <text:p text:style-name="P4"><text:soft-page-break/>The Body’s Love.</text:p>
              <text:list>
                <text:list-item>
                  <text:p text:style-name="P4">non-exclusive; not reserved for soul mates or kin. </text:p>
                </text:list-item>
                <text:list-item>
                  <text:p text:style-name="P4">Short lasting and fleeting. </text:p>
                </text:list-item>
                <text:list-item>
                  <text:p text:style-name="P4">Dependent on circumstances, </text:p>
                </text:list-item>
                <text:list-item>
                  <text:p text:style-name="P4">Abundant/renewable. </text:p>
                </text:list-item>
                <text:list-item>
                  <text:p text:style-name="P14">The love system.</text:p>
                  <text:list>
                    <text:list-item>
                      <text:p text:style-name="P13">Fredrickson describes a biological system, akin to an immune system or a cardiovascular system, except for love. To describe it, they mythologies it as a play.</text:p>
                      <text:list>
                        <text:list-item>
                          <text:p text:style-name="P14">“love” is a scene in the act of each day, in the play of your life.</text:p>
                        </text:list-item>
                        <text:list-item>
                          <text:p text:style-name="P13">The main characters do most of the speaking, and others only occasionally.</text:p>
                        </text:list-item>
                      </text:list>
                    </text:list-item>
                    <text:list-item>
                      <text:p text:style-name="P13">Three main biological characters.</text:p>
                      <text:list>
                        <text:list-item>
                          <text:p text:style-name="P13">Brain.</text:p>
                        </text:list-item>
                        <text:list-item>
                          <text:p text:style-name="P13">Oxycontin.</text:p>
                        </text:list-item>
                        <text:list-item>
                          <text:p text:style-name="P13">Vagus nerve.</text:p>
                        </text:list-item>
                      </text:list>
                    </text:list-item>
                    <text:list-item>
                      <text:p text:style-name="P13">Mostly subconscious. </text:p>
                    </text:list-item>
                    <text:list-item>
                      <text:p text:style-name="P13">Generally favor making and strengthening relationships.</text:p>
                    </text:list-item>
                  </text:list>
                </text:list-item>
              </text:list>
            </text:list-item>
            <text:list-item>
              <text:p text:style-name="P13">According to the Taipei research team: </text:p>
              <text:list>
                <text:list-item>
                  <text:p text:style-name="P13">love is a lasting loving relationship.</text:p>
                </text:list-item>
                <text:list-item>
                  <text:p text:style-name="P13">That's a circular definition… at least its explicitly and positively stated. </text:p>
                </text:list-item>
                <text:list-item>
                  <text:p text:style-name="P13">Fredrickson says this is a bond, not love.</text:p>
                </text:list-item>
              </text:list>
            </text:list-item>
            <text:list-item>
              <text:p text:style-name="P15">According to me:</text:p>
              <text:list>
                <text:list-item>
                  <text:p text:style-name="P15">A deep feeling of fondness.</text:p>
                </text:list-item>
                <text:list-item>
                  <text:p text:style-name="P15">The desire to being ones own experience closer to the subject. </text:p>
                </text:list-item>
              </text:list>
            </text:list-item>
          </text:list>
        </text:list-item>
        <text:list-item>
          <text:p text:style-name="P4">Effects of love. </text:p>
          <text:list>
            <text:list-item>
              <text:p text:style-name="P5">Can effect biochemistry and DNA expression. </text:p>
            </text:list-item>
            <text:list-item>
              <text:p text:style-name="P4">Causes spiritual growth. </text:p>
            </text:list-item>
            <text:list-item>
              <text:p text:style-name="P4">Having relationships and bonds with people. </text:p>
            </text:list-item>
          </text:list>
        </text:list-item>
        <text:list-item>
          <text:p text:style-name="P4">Longing.</text:p>
          <text:list>
            <text:list-item>
              <text:p text:style-name="P4">Feeling of something missing, or of wanting more. </text:p>
              <text:list>
                <text:list-item>
                  <text:p text:style-name="P4">Succeeded by restlessness, loneliness, or unhappiness.</text:p>
                </text:list-item>
                <text:list-item>
                  <text:p text:style-name="P4">Life is suffering man. </text:p>
                </text:list-item>
                <text:list-item>
                  <text:p text:style-name="P4">More than a mental state, physical sensation. </text:p>
                </text:list-item>
                <text:list-item>
                  <text:p text:style-name="P4">Longing is for more than survival. </text:p>
                  <text:list>
                    <text:list-item>
                      <text:p text:style-name="P4">First world problem. </text:p>
                    </text:list-item>
                  </text:list>
                </text:list-item>
                <text:list-item>
                  <text:p text:style-name="P4">All longing is for love, according to Fredrickson.</text:p>
                  <text:list>
                    <text:list-item>
                      <text:p text:style-name="P4">Even if you in a relationship. </text:p>
                    </text:list-item>
                  </text:list>
                </text:list-item>
              </text:list>
            </text:list-item>
            <text:list-item>
              <text:p text:style-name="P4">Causes.</text:p>
              <text:list>
                <text:list-item>
                  <text:p text:style-name="P4">Body is missing “an essential nutrient.”</text:p>
                </text:list-item>
              </text:list>
            </text:list-item>
            <text:list-item>
              <text:p text:style-name="P4">Relief.</text:p>
              <text:list>
                <text:list-item>
                  <text:p text:style-name="P4">Numbing. </text:p>
                  <text:list>
                    <text:list-item>
                      <text:p text:style-name="P4">Work, gossip, TV, gaming, wine, social media. </text:p>
                    </text:list-item>
                    <text:list-item>
                      <text:p text:style-name="P4">Temporary distractions. </text:p>
                    </text:list-item>
                  </text:list>
                </text:list-item>
              </text:list>
            </text:list-item>
          </text:list>
        </text:list-item>
        <text:list-item>
          <text:p text:style-name="P4">Mindset.</text:p>
          <text:list>
            <text:list-item>
              <text:p text:style-name="P4">Viewing love as relationships and commitment causes it to become complected and full of insecurities. </text:p>
            </text:list-item>
          </text:list>
        </text:list-item>
        <text:list-item>
          <text:p text:style-name="P4">“It’s difficult to talk about love in scientific terms.”</text:p>
          <text:list>
            <text:list-item>
              <text:p text:style-name="P4">Of course it is you dumb fuck! You chose an extremely loaded term and haven’t defined it yet. Also you haven’t mentioned any actual science, probably because you haven’t a definition to study it with. </text:p>
            </text:list-item>
          </text:list>
        </text:list-item>
        <text:list-item>
          <text:p text:style-name="P12"><text:soft-page-break/>The body.</text:p>
          <text:list>
            <text:list-item>
              <text:p text:style-name="P12">Western culture generally views as an object.</text:p>
              <text:list>
                <text:list-item>
                  <text:p text:style-name="P12">A static noun.</text:p>
                </text:list-item>
              </text:list>
            </text:list-item>
            <text:list-item>
              <text:p text:style-name="P12">Eastern culture generally views as an illusion.</text:p>
              <text:list>
                <text:list-item>
                  <text:p text:style-name="P12">Yasss Buddhism based.</text:p>
                </text:list-item>
                <text:list-item>
                  <text:p text:style-name="P12">Impermanence is the rule.</text:p>
                </text:list-item>
                <text:list-item>
                  <text:p text:style-name="P12">A verb, a dynamic process.</text:p>
                </text:list-item>
              </text:list>
            </text:list-item>
          </text:list>
        </text:list-item>
        <text:list-item>
          <text:p text:style-name="P13">The Brain.</text:p>
          <text:list>
            <text:list-item>
              <text:p text:style-name="P13">When people connect, love reverberates between them. Their vibrations and frequencies line up. </text:p>
              <text:list>
                <text:list-item>
                  <text:p text:style-name="P13">Sounds more like qi than a kind of love imo.</text:p>
                </text:list-item>
              </text:list>
            </text:list-item>
            <text:list-item>
              <text:p text:style-name="P13">Mirror neurons.</text:p>
              <text:list>
                <text:list-item>
                  <text:p text:style-name="P13">Some Italian neurophysiology found activation in the same neurons in monkeys when reaching for a banana or seeing a person reach for a banana.</text:p>
                </text:list-item>
                <text:list-item>
                  <text:p text:style-name="P13">A break through discovery: performing and watching are neurally similar. </text:p>
                  <text:list>
                    <text:list-item>
                      <text:p text:style-name="P13">People, and monkeys, are able to put themselves in the place of others.</text:p>
                    </text:list-item>
                  </text:list>
                </text:list-item>
                <text:list-item>
                  <text:p text:style-name="P13">According to Fredrickson’s interpretation of Hasson’s research, the participants in the study experienced whole brain mirroring.</text:p>
                  <text:list>
                    <text:list-item>
                      <text:p text:style-name="P13">Hasson’s study is looking at brain areas, while the Italian studies are looking at individual neurons.</text:p>
                    </text:list-item>
                    <text:list-item>
                      <text:p text:style-name="P13">Would it even be possible for people to have full brain mirroring? <text:span text:style-name="T13">there’s </text:span>a lot of diversity in brain shape and size. Numerous studies show growth and shrinking in different brain areas eg brains are not identical switch boards which can mimic each other perfectly.</text:p>
                      <text:list>
                        <text:list-item>
                          <text:p text:style-name="P13">At this point, I’m starting to get pedantic; I just really don’t like this author.</text:p>
                        </text:list-item>
                      </text:list>
                    </text:list-item>
                    <text:list-item>
                      <text:p text:style-name="P13"/>
                    </text:list-item>
                  </text:list>
                </text:list-item>
              </text:list>
            </text:list-item>
            <text:list-item>
              <text:p text:style-name="P13">Uri Hasson’s brain scanning.</text:p>
              <text:list>
                <text:list-item>
                  <text:p text:style-name="P13">Two people inside expensive brain scanners with headsets <text:span text:style-name="T9">having a lil discord chat</text:span><text:span text:style-name="T10"> listening to a prerecorded narration. Actually</text:span> 10 people listened to the same recording. Then they were asked to resound the story. Brain activity was recorded, as well as the accuracy of the readers recount. Fredrickson is introducing the study really fucking slowly. </text:p>
                  <text:list>
                    <text:list-item>
                      <text:p text:style-name="P13">Fredrickson embellishes this with lots of imagery. It seems like they are trying to misrepresent the study to be more inline with their personal philosophy. Furthermore they make projections regarding their imaginary situation as though they were supported by the study. </text:p>
                    </text:list-item>
                  </text:list>
                </text:list-item>
                <text:list-item>
                  <text:p text:style-name="P13">Findings.</text:p>
                  <text:list>
                    <text:list-item>
                      <text:p text:style-name="P13">People who accurately recounted the story had similar brain patterns (areas lighting up at the same time) as the speaker. People who recounted the story poorly had dissimilar brain patterns. </text:p>
                    </text:list-item>
                    <text:list-item>
                      <text:p text:style-name="P13">Listeners brain patterns generally lagged behind the speaker by 1-3 seconds, more lag with less accurate recounting. </text:p>
                    </text:list-item>
                    <text:list-item>
                      <text:p text:style-name="P13">Hasson argues that brain coupling (this syncing phenomenon) is the means by which people understand each other. </text:p>
                      <text:list>
                        <text:list-item>
                          <text:p text:style-name="P13">Couldn’t you also argue that understanding each other causes brain coupling? correlation <text:span text:style-name="T11">≠</text:span> causation.</text:p>
                        </text:list-item>
                      </text:list>
                    </text:list-item>
                    <text:list-item>
                      <text:p text:style-name="P13">Hasson claims that communication is a single act preformed by two brains.</text:p>
                    </text:list-item>
                    <text:list-item>
                      <text:p text:style-name="P13">Yes? seems kind of obvious. A lot of things are done by two people.</text:p>
                    </text:list-item>
                    <text:list-item>
                      <text:p text:style-name="P13">The insula, a brain area linked with “conscious feeling states”, showed coupling.</text:p>
                      <text:list>
                        <text:list-item>
                          <text:p text:style-name="P13">Unexplained technical jargon.</text:p>
                        </text:list-item>
                        <text:list-item>
                          <text:p text:style-name="P13"><text:soft-page-break/>from the Wikipedia article on the insula cortex: The insulae are believed to be involved in consciousness and play a role in diverse functions usually linked to emotion or the regulation of the body's homeostasis. These functions include compassion, empathy, taste, perception, motor control, self-awareness, cognitive functioning, interpersonal experience, and awareness of homeostatic emotions such as hunger, pain and fatigue.</text:p>
                        </text:list-item>
                        <text:list-item>
                          <text:p text:style-name="P13">At first I thought Fredrickson was trying to argue that people who are communicating are experiencing a similar state of consciousness. <text:s/>I think now that they are consciously aware of similar emotions.</text:p>
                        </text:list-item>
                        <text:list-item>
                          <text:p text:style-name="P13">This suggests that peop<text:span text:style-name="T13">l</text:span>e who are experiencing brain coupling experience similar emotions. Therefore people who are communicating well are sharing emotions. Therefore people who share emotions will communicate well. </text:p>
                          <text:list>
                            <text:list-item>
                              <text:p text:style-name="P13">Again with the causation. I don’t think any of this logic is sound conclusion from the study. </text:p>
                            </text:list-item>
                          </text:list>
                        </text:list-item>
                        <text:list-item>
                          <text:p text:style-name="P13">The link between emotions and brain coupling is further demonstrated in other studies by Hasson and colleagues. </text:p>
                        </text:list-item>
                      </text:list>
                    </text:list-item>
                  </text:list>
                </text:list-item>
                <text:list-item>
                  <text:p text:style-name="P13">Fredrickson’s projections.</text:p>
                  <text:list>
                    <text:list-item>
                      <text:p text:style-name="P13">Fredrickson asserts these rather firmly without basis in the study.</text:p>
                    </text:list-item>
                    <text:list-item>
                      <text:p text:style-name="P13">Listening to a recording of a person is comparable to speaking with them. not an outlandish assumption but an unstated one.</text:p>
                    </text:list-item>
                    <text:list-item>
                      <text:p text:style-name="P13">The syncing effect observed in the study would be amplifies if it were an face to face conversation.</text:p>
                    </text:list-item>
                    <text:list-item>
                      <text:p text:style-name="P13">The syncing effect would appear to a lesser degree just by reading the speaker’s account, or even by hearing about the speaker’s account.</text:p>
                    </text:list-item>
                    <text:list-item>
                      <text:p text:style-name="P13">The participants in the study “clicked”. Mainly they don’t explain what clicking is. but it doesn’t seem like the original study had a click metric for Fredrickson to base these statements on.</text:p>
                    </text:list-item>
                    <text:list-item>
                      <text:p text:style-name="P13">Fredrickson talks about the reader in the second person, as though they were a (fictional) participant in the study, and in the imagery Fredrickson surrounds the study with. Namely, they suppose that the reader is more closely connected to the narrator, who Fredrickson describes as our friends, than any of the participants in the study. They go on to claim that the reader is able to anticipate what the narrator was going to say, despite none of the studies participants doing so. </text:p>
                    </text:list-item>
                    <text:list-item>
                      <text:p text:style-name="P13">Fredrickson conflation brain coupling and “positivity resonance’ without explanation. They seem to assert that the former always entails the latter. </text:p>
                    </text:list-item>
                  </text:list>
                </text:list-item>
              </text:list>
            </text:list-item>
            <text:list-item>
              <text:p text:style-name="P13">“once two people understand each other… the benevolent concerns and actions of mutual care can flow forth embedded.” 125</text:p>
              <text:list>
                <text:list-item>
                  <text:p text:style-name="P13">My interpretation of this quote is communication can lead to either philia or agape or both, depending on how you want to spin the process of understanding each other. Either way, id argue that communication encourages or enables love to flow. </text:p>
                </text:list-item>
                <text:list-item>
                  <text:p text:style-name="P13">Fredrickson says that when one experiences the same positive emotion as someone, they experience brain coupling. </text:p>
                  <text:list>
                    <text:list-item>
                      <text:p text:style-name="P13">Why can’t this happen with “negative” emotions? Firstly I object to this kind of dualistic thinking regarding emotions in the first place, however I also don’t find anything in the previous evidence that suggest mutual rage or sorrow wouldn’t suggest brain coupling. </text:p>
                    </text:list-item>
                    <text:list-item>
                      <text:p text:style-name="P13">The two people experience a kind of union. </text:p>
                      <text:list>
                        <text:list-item>
                          <text:p text:style-name="P13">I would agree that this is love, love as in the result of will as in thelema=93=agape. </text:p>
                        </text:list-item>
                      </text:list>
                    </text:list-item>
                  </text:list>
                </text:list-item>
              </text:list>
            </text:list-item>
            <text:list-item>
              <text:p text:style-name="P13">“neural coupling like [above] is a biological manifestation of oneness”</text:p>
              <text:list>
                <text:list-item>
                  <text:p text:style-name="P13"><text:soft-page-break/>Fredrickson seems to be using the term “oneness” to refer not to any kind of samadhi or ego death experience, rather as just a general altruistic and selfless vibe. </text:p>
                </text:list-item>
                <text:list-item>
                  <text:p text:style-name="P13">According to Fredrickson, this only happens with positive emotions, and not negative emotions. I disagree, on account that this doesn’t at all with my lived experiences. I have been <text:span text:style-name="T13">extremely </text:span>low, and felt very connected to my friends. I have felt very highly, and felt distant from my friends. Fredrickson is making absolutes that I think only apply half the time eg in any situation, they are as likely to be true as false. </text:p>
                  <text:list>
                    <text:list-item>
                      <text:p text:style-name="P13">Additionally, Fredrickson is just claiming these things. They haven’t described any evidence in the studies they've brought that would support their conclusions. They’re only evidence is the anecdote informed absolutes critiqued above. </text:p>
                    </text:list-item>
                  </text:list>
                </text:list-item>
              </text:list>
            </text:list-item>
            <text:list-item>
              <text:p text:style-name="P13">The Taipei study. </text:p>
              <text:list>
                <text:list-item>
                  <text:p text:style-name="P13">Participants were placed in a MRI brain scanner, and shown animations of painful or <text:span text:style-name="T13">benign </text:span>situations. When asked to imagine themselves and when asked to imagine loved ones in the situations, the insula, and other pain areas of the brain activated. When asked to imagine strangers in the situation, insula did not activate, but areas associated with distinguished and distancing did. </text:p>
                </text:list-item>
                <text:list-item>
                  <text:p text:style-name="P13">Their research team defined love as a lasting loving relationship.</text:p>
                  <text:list>
                    <text:list-item>
                      <text:p text:style-name="P13">That's a circular definition…</text:p>
                    </text:list-item>
                    <text:list-item>
                      <text:p text:style-name="P13">A definition tho! only took half the reading. </text:p>
                    </text:list-item>
                    <text:list-item>
                      <text:p text:style-name="P13">Fredrickson says this is a bond, not love.</text:p>
                    </text:list-item>
                  </text:list>
                </text:list-item>
                <text:list-item>
                  <text:p text:style-name="P13">Pain to loved ones is experienced as pain to oneself. </text:p>
                </text:list-item>
                <text:list-item>
                  <text:p text:style-name="P13">Isn’t this a kind of brain coupling with “negative” emotion?</text:p>
                  <text:list>
                    <text:list-item>
                      <text:p text:style-name="P16">No, because this prevents “positivity resonance”. See my note about conflating the two. </text:p>
                    </text:list-item>
                  </text:list>
                </text:list-item>
              </text:list>
            </text:list-item>
          </text:list>
        </text:list-item>
        <text:list-item>
          <text:p text:style-name="P17">Oxytocin.</text:p>
          <text:list>
            <text:list-item>
              <text:p text:style-name="P17">The “cuddle hormone.”</text:p>
              <text:list>
                <text:list-item>
                  <text:p text:style-name="P17">Also acts in the brain, technically classifying it as a neuropeptide.</text:p>
                </text:list-item>
                <text:list-item>
                  <text:p text:style-name="P17">Play a key roll in attachment and social bonding. </text:p>
                </text:list-item>
                <text:list-item>
                  <text:p text:style-name="P17">Released during sexual intercourse, lactation, childbirth, and “<text:span text:style-name="T13">pivotal</text:span> interpersonal moments.” </text:p>
                </text:list-item>
                <text:list-item>
                  <text:p text:style-name="P17">Big moments like sex tend to draw attention, however small releases play important roles as well.</text:p>
                </text:list-item>
              </text:list>
            </text:list-item>
            <text:list-item>
              <text:p text:style-name="P17">Synthetic oxytocin.</text:p>
              <text:list>
                <text:list-item>
                  <text:p text:style-name="P17">Legal nasal spray in Europe for research.</text:p>
                </text:list-item>
                <text:list-item>
                  <text:p text:style-name="P17">Experiment: participants play a trust game, after either receiving oxytocin or a placebo. </text:p>
                  <text:list>
                    <text:list-item>
                      <text:p text:style-name="P17">Number of investors who trusted all their money to the trustees doubled.</text:p>
                    </text:list-item>
                    <text:list-item>
                      <text:p text:style-name="P17">conclusion: oxytocin is important in building trust. </text:p>
                    </text:list-item>
                    <text:list-item>
                      <text:p text:style-name="P17">also, trusting someone with money releases oxytocin.</text:p>
                    </text:list-item>
                    <text:list-item>
                      <text:p text:style-name="P17">published in <text:span text:style-name="T1">Nature</text:span><text:span text:style-name="T2"> in 2005. </text:span></text:p>
                    </text:list-item>
                  </text:list>
                </text:list-item>
                <text:list-item>
                  <text:p text:style-name="P9">Other studies.</text:p>
                  <text:list>
                    <text:list-item>
                      <text:p text:style-name="P9">Makes people 44% more trusting with confidential personal info.</text:p>
                      <text:list>
                        <text:list-item>
                          <text:p text:style-name="P9">also, trusting someone with info releases oxytocin.</text:p>
                        </text:list-item>
                      </text:list>
                    </text:list-item>
                    <text:list-item>
                      <text:p text:style-name="P9">Oxytocin’s trust effect is sensitive to social cues, eg not at indiscriminate truth serum.</text:p>
                    </text:list-item>
                    <text:list-item>
                      <text:p text:style-name="P10">Acts as a social lubricant.</text:p>
                    </text:list-item>
                    <text:list-item>
                      <text:p text:style-name="P10">Reduces cortisol, the stress hormone.</text:p>
                    </text:list-item>
                    <text:list-item>
                      <text:p text:style-name="P10">Oxytocin encourages behaving kindly and also behaving kindly releases oxytocin.</text:p>
                    </text:list-item>
                    <text:list-item>
                      <text:p text:style-name="P10">Lowers heart rate and blood pressure, reduces feelings of depression, and increases pain threshold. </text:p>
                    </text:list-item>
                  </text:list>
                </text:list-item>
                <text:list-item>
                  <text:p text:style-name="P10">Controls the “calm-and-connect” response.</text:p>
                  <text:list>
                    <text:list-item>
                      <text:p text:style-name="P10">Opposite of fight-or-flight.</text:p>
                    </text:list-item>
                    <text:list-item>
                      <text:p text:style-name="P10"><text:soft-page-break/>The specificity of oxytocin gives it a strong role in determining who one trusts and doesn’t.</text:p>
                    </text:list-item>
                    <text:list-item>
                      <text:p text:style-name="P10">“the great facilitator of life”</text:p>
                    </text:list-item>
                  </text:list>
                </text:list-item>
                <text:list-item>
                  <text:p text:style-name="P10">Causes synchrony,</text:p>
                  <text:list>
                    <text:list-item>
                      <text:p text:style-name="P10">One persons oxytocin flow can trigger another.</text:p>
                      <text:list>
                        <text:list-item>
                          <text:p text:style-name="P10">Therefore, someones lack of oxytocin can make it less likely for you to have it. </text:p>
                        </text:list-item>
                        <text:list-item>
                          <text:p text:style-name="P10">Feedback loop.</text:p>
                        </text:list-item>
                      </text:list>
                    </text:list-item>
                    <text:list-item>
                      <text:p text:style-name="P10">Evidence from parenting.</text:p>
                      <text:list>
                        <text:list-item>
                          <text:p text:style-name="P10">Parents who are very attentive and affectionate to their children cause positivity resonances.</text:p>
                        </text:list-item>
                        <text:list-item>
                          <text:p text:style-name="P10">Parents who are not very attentive connect over mutual distress or indifference.</text:p>
                          <text:list>
                            <text:list-item>
                              <text:p text:style-name="P10">Are they connecting? I’d argue that's a positivity resonance, even if its over unhappy things. Are they pushing each other away? I’d argue that that is a negativity resonance, which I think is as interesting a concept as the former. </text:p>
                            </text:list-item>
                          </text:list>
                        </text:list-item>
                      </text:list>
                    </text:list-item>
                  </text:list>
                </text:list-item>
              </text:list>
            </text:list-item>
          </text:list>
        </text:list-item>
        <text:list-item>
          <text:p text:style-name="P10">Broaden-and-build theory.</text:p>
          <text:list>
            <text:list-item>
              <text:p text:style-name="P10">Fredrickson’s personal per theory. </text:p>
            </text:list-item>
            <text:list-item>
              <text:p text:style-name="P10">“[positivity resonance] is the doorway though which caring and compassionate communities are forged. Love, we know, builds lasting resources. Oxytocin, studies show, swings the hammer” 129.</text:p>
            </text:list-item>
            <text:list-item>
              <text:p text:style-name="P10">Rat studies.</text:p>
              <text:list>
                <text:list-item>
                  <text:p text:style-name="P10">Rat mothers show affection, via grooming, to pups, and there is similar synchrony as humans. </text:p>
                </text:list-item>
                <text:list-item>
                  <text:p text:style-name="P10">Grooming is associated with higher oxytocin sensitivity.</text:p>
                </text:list-item>
                <text:list-item>
                  <text:p text:style-name="P10">More groomed pups have calmer demeanor.</text:p>
                </text:list-item>
                <text:list-item>
                  <text:p text:style-name="P10">Calm rats are likely to engaging in more grooming behaviors of their pups, and continue the cycle.</text:p>
                </text:list-item>
                <text:list-item>
                  <text:p text:style-name="P10">Cross fostering (eg moms with pups of differing genetics) show the same patterns. </text:p>
                </text:list-item>
              </text:list>
            </text:list-item>
          </text:list>
        </text:list-item>
        <text:list-item>
          <text:p text:style-name="P11">The Vagus Nerve.</text:p>
          <text:list>
            <text:list-item>
              <text:p text:style-name="P11">Tenth cranial nerve.</text:p>
            </text:list-item>
            <text:list-item>
              <text:p text:style-name="P11">Connects brain to many major organs, specifically the heart.</text:p>
              <text:list>
                <text:list-item>
                  <text:p text:style-name="P11">Responsible for lowering heart rate after an intense experience. </text:p>
                </text:list-item>
                <text:list-item>
                  <text:p text:style-name="P15">Slows heart rate mildly during exhalation. </text:p>
                </text:list-item>
                <text:list-item>
                  <text:p text:style-name="P11">Helps calm-and-connect response.</text:p>
                </text:list-item>
              </text:list>
            </text:list-item>
            <text:list-item>
              <text:p text:style-name="P15">Helps control facial muscles.</text:p>
            </text:list-item>
            <text:list-item>
              <text:p text:style-name="P15">Vagal tone.</text:p>
              <text:list>
                <text:list-item>
                  <text:p text:style-name="P15">Like muscle tone.</text:p>
                </text:list-item>
                <text:list-item>
                  <text:p text:style-name="P15">Shows strength of relationship between your breathing and heart rate. </text:p>
                </text:list-item>
                <text:list-item>
                  <text:p text:style-name="P15">Shows the strength of the v<text:span text:style-name="T15">a</text:span>gus nerve. </text:p>
                </text:list-item>
                <text:list-item>
                  <text:p text:style-name="P18">Tends to stay the same year to year.</text:p>
                </text:list-item>
              </text:list>
            </text:list-item>
            <text:list-item>
              <text:p text:style-name="P18">Mythic properties of the vagus nerve.</text:p>
              <text:list>
                <text:list-item>
                  <text:p text:style-name="P18">Tells how attuned to love you are.</text:p>
                </text:list-item>
                <text:list-item>
                  <text:p text:style-name="P18">How long you’ll live and what diseases are likely. </text:p>
                </text:list-item>
              </text:list>
            </text:list-item>
            <text:list-item>
              <text:p text:style-name="P18">People with high vagal tones.</text:p>
              <text:list>
                <text:list-item>
                  <text:p text:style-name="P18">Science says.</text:p>
                  <text:list>
                    <text:list-item>
                      <text:p text:style-name="P18">More flexible in physical, mental, and social domains.</text:p>
                    </text:list-item>
                    <text:list-item>
                      <text:p text:style-name="P18">More adaptable. </text:p>
                    </text:list-item>
                    <text:list-item>
                      <text:p text:style-name="P18">Regulate body processes more efficiently.</text:p>
                    </text:list-item>
                    <text:list-item>
                      <text:p text:style-name="P18">Better able to regular attention and emotions.</text:p>
                    </text:list-item>
                    <text:list-item>
                      <text:p text:style-name="P18">Skilled at navigating interpersonal interactions. </text:p>
                    </text:list-item>
                  </text:list>
                </text:list-item>
                <text:list-item>
                  <text:p text:style-name="P18"><text:soft-page-break/>Experiences more micro moments of love.</text:p>
                </text:list-item>
                <text:list-item>
                  <text:p text:style-name="P18">Have a high loving potential.</text:p>
                </text:list-item>
                <text:list-item>
                  <text:p text:style-name="P18">Fredickson and by Bethany Kok find that people with higher vagal tones experience more love and positivity resonance day to day.</text:p>
                </text:list-item>
              </text:list>
            </text:list-item>
            <text:list-item>
              <text:p text:style-name="P18">Vagal tone can be increased with love.</text:p>
              <text:list>
                <text:list-item>
                  <text:p text:style-name="P18">I thought it remains stable year after year?</text:p>
                </text:list-item>
              </text:list>
            </text:list-item>
          </text:list>
        </text:list-item>
        <text:list-item>
          <text:p text:style-name="P18">PEP lab.</text:p>
          <text:list>
            <text:list-item>
              <text:p text:style-name="P18">Positive emotions and psychophysiology laboratory. </text:p>
            </text:list-item>
            <text:list-item>
              <text:p text:style-name="P19">Loving kindness meditation study.</text:p>
              <text:list>
                <text:list-item>
                  <text:p text:style-name="P19">Study showed that those who learned about loving kindness meditation </text:p>
                </text:list-item>
              </text:list>
            </text:list-item>
            <text:list-item>
              <text:p text:style-name="P19">Loving kindness meditation.</text:p>
              <text:list>
                <text:list-item>
                  <text:p text:style-name="P19">Not in the paper at all, but I googled it. It sounds like the petition part of a confession gratitude petition prayer formula. P much just imagine infinite kindness (god) and say affirmations.</text:p>
                </text:list-item>
              </text:list>
            </text:list-item>
          </text:list>
        </text:list-item>
      </text:list>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aikaiFont" style:font-family-asian="Naika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21:07:46.471194625</meta:creation-date>
    <dc:date>2023-02-14T22:45:59.527997170</dc:date>
    <meta:editing-duration>P1DT22H33M25S</meta:editing-duration>
    <meta:editing-cycles>12</meta:editing-cycles>
    <meta:generator>LibreOffice/7.3.7.2$Linux_X86_64 LibreOffice_project/30$Build-2</meta:generator>
    <meta:document-statistic meta:table-count="0" meta:image-count="0" meta:object-count="0" meta:page-count="8" meta:paragraph-count="243" meta:word-count="3268" meta:character-count="19471" meta:non-whitespace-character-count="16588"/>
  </office:meta>
</office:document-meta>
</file>